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Lucida grande" svg:font-family="Lucida grande" style:font-family-generic="system"/>
    <style:font-face style:name="arial, sans-serif" svg:font-family="arial,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widows="2" fo:orphans="2" fo:break-before="page"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2"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3"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4"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5"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6"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7"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8"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9"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10"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11"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12"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13"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14"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15"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16"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17"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18"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19"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20"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21"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22"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23" style:parent-style-name="Normal" style:family="paragraph">
      <style:paragraph-properties fo:widows="2" fo:orphans="2" style:vertical-align="auto" fo:background-color="#FFFFFF"/>
      <style:text-properties fo:hyphenate="true"/>
    </style:style>
    <style:style style:name="T24" style:parent-style-name="DefaultParagraphFont" style:family="text">
      <style:text-properties style:font-name="Lucida grande" style:font-name-asian="Times New Roman" style:font-name-complex="Times New Roman" fo:color="#444444" style:letter-kerning="false" style:language-asian="en" style:country-asian="US" style:language-complex="ar" style:country-complex="SA"/>
    </style:style>
    <style:style style:name="T25" style:parent-style-name="DefaultParagraphFont" style:family="text">
      <style:text-properties style:font-name="Lucida grande" style:font-name-asian="Times New Roman" style:font-name-complex="Times New Roman" fo:color="#444444" style:letter-kerning="false" style:language-asian="en" style:country-asian="US" style:language-complex="ar" style:country-complex="SA"/>
    </style:style>
    <style:style style:name="T26" style:parent-style-name="DefaultParagraphFont" style:family="text">
      <style:text-properties style:font-name="Lucida grande" style:font-name-asian="Times New Roman" style:font-name-complex="Times New Roman" fo:color="#444444" style:letter-kerning="false" style:language-asian="en" style:country-asian="US" style:language-complex="ar" style:country-complex="SA"/>
    </style:style>
    <style:style style:name="P27"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28"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29"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30"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31"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32"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33"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34"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35"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36"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37"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38"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39"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40"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41"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42"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43"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44"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45"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46"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47"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48"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49"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50"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51"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52"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53"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54"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55"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56"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57"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58"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59"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60"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61" style:parent-style-name="Normal" style:family="paragraph">
      <style:paragraph-properties fo:widows="2" fo:orphans="2" style:vertical-align="auto" fo:background-color="#FFFFFF"/>
      <style:text-properties fo:hyphenate="true"/>
    </style:style>
    <style:style style:name="T62" style:parent-style-name="DefaultParagraphFont" style:family="text">
      <style:text-properties style:font-name="Lucida grande" style:font-name-asian="Times New Roman" style:font-name-complex="Times New Roman" fo:color="#444444" style:letter-kerning="false" style:language-asian="en" style:country-asian="US" style:language-complex="ar" style:country-complex="SA"/>
    </style:style>
    <style:style style:name="T63" style:parent-style-name="DefaultParagraphFont" style:family="text">
      <style:text-properties style:font-name="Lucida grande" style:font-name-asian="Times New Roman" style:font-name-complex="Times New Roman" fo:color="#444444" style:letter-kerning="false" style:language-asian="en" style:country-asian="US" style:language-complex="ar" style:country-complex="SA"/>
    </style:style>
    <style:style style:name="T64" style:parent-style-name="DefaultParagraphFont" style:family="text">
      <style:text-properties style:font-name="Lucida grande" style:font-name-asian="Times New Roman" style:font-name-complex="Times New Roman" fo:color="#444444" style:letter-kerning="false" style:language-asian="en" style:country-asian="US" style:language-complex="ar" style:country-complex="SA"/>
    </style:style>
    <style:style style:name="P65"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66"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67"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68"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69" style:parent-style-name="Normal" style:family="paragraph">
      <style:paragraph-properties fo:widows="2" fo:orphans="2" style:vertical-align="auto" fo:background-color="#FFFFFF"/>
      <style:text-properties fo:hyphenate="true"/>
    </style:style>
    <style:style style:name="T70" style:parent-style-name="DefaultParagraphFont" style:family="text">
      <style:text-properties style:font-name="Lucida grande" style:font-name-asian="Times New Roman" style:font-name-complex="Times New Roman" fo:color="#444444" style:letter-kerning="false" style:language-asian="en" style:country-asian="US" style:language-complex="ar" style:country-complex="SA"/>
    </style:style>
    <style:style style:name="T71" style:parent-style-name="DefaultParagraphFont" style:family="text">
      <style:text-properties style:font-name="Lucida grande" style:font-name-asian="Times New Roman" style:font-name-complex="Times New Roman" fo:color="#444444" style:letter-kerning="false" style:language-asian="en" style:country-asian="US" style:language-complex="ar" style:country-complex="SA"/>
    </style:style>
    <style:style style:name="T72" style:parent-style-name="DefaultParagraphFont" style:family="text">
      <style:text-properties style:font-name="Lucida grande" style:font-name-asian="Times New Roman" style:font-name-complex="Times New Roman" fo:color="#444444" style:letter-kerning="false" style:language-asian="en" style:country-asian="US" style:language-complex="ar" style:country-complex="SA"/>
    </style:style>
    <style:style style:name="P73"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74" style:parent-style-name="Normal" style:family="paragraph">
      <style:paragraph-properties fo:widows="2" fo:orphans="2" style:vertical-align="auto" fo:background-color="#FFFFFF"/>
      <style:text-properties style:font-name="Lucida grande" style:font-name-asian="Times New Roman" style:font-name-complex="Times New Roman" fo:color="#444444" style:letter-kerning="false" style:language-asian="en" style:country-asian="US" style:language-complex="ar" style:country-complex="SA" fo:hyphenate="true"/>
    </style:style>
    <style:style style:name="P75" style:parent-style-name="Normal" style:family="paragraph">
      <style:paragraph-properties fo:widows="2" fo:orphans="2" style:vertical-align="auto" fo:background-color="#FFFFFF"/>
      <style:text-properties fo:hyphenate="true"/>
    </style:style>
    <style:style style:name="T76" style:parent-style-name="DefaultParagraphFont" style:family="text">
      <style:text-properties style:font-name="Lucida grande" style:font-name-asian="Times New Roman" style:font-name-complex="Times New Roman" fo:color="#444444" style:letter-kerning="false" style:language-asian="en" style:country-asian="US" style:language-complex="ar" style:country-complex="SA"/>
    </style:style>
    <style:style style:name="T77" style:parent-style-name="DefaultParagraphFont" style:family="text">
      <style:text-properties style:font-name="Lucida grande" style:font-name-asian="Times New Roman" style:font-name-complex="Times New Roman" fo:color="#444444" style:letter-kerning="false" style:language-asian="en" style:country-asian="US" style:language-complex="ar" style:country-complex="SA"/>
    </style:style>
    <style:style style:name="T78" style:parent-style-name="DefaultParagraphFont" style:family="text">
      <style:text-properties style:font-name="Lucida grande" style:font-name-asian="Times New Roman" style:font-name-complex="Times New Roman" fo:color="#444444" style:letter-kerning="false" style:language-asian="en" style:country-asian="US" style:language-complex="ar" style:country-complex="SA"/>
    </style:style>
    <style:style style:name="P79" style:parent-style-name="Standard" style:family="paragraph">
      <style:paragraph-properties fo:widows="2" fo:orphans="2"/>
      <style:text-properties style:font-name="Lucida grande" fo:font-weight="bold" style:font-weight-asian="bold" fo:color="#444444" fo:font-size="9pt" style:font-size-asian="9pt" style:font-size-complex="9pt"/>
    </style:style>
    <style:style style:name="P80" style:parent-style-name="Standard" style:family="paragraph">
      <style:paragraph-properties fo:widows="2" fo:orphans="2"/>
      <style:text-properties style:font-name="Lucida grande" fo:color="#444444" fo:font-size="9pt" style:font-size-asian="9pt" style:font-size-complex="9pt"/>
    </style:style>
    <style:style style:name="P81" style:parent-style-name="Standard" style:family="paragraph">
      <style:paragraph-properties fo:widows="2" fo:orphans="2"/>
      <style:text-properties style:font-name="Lucida grande" fo:color="#444444" fo:font-size="9pt" style:font-size-asian="9pt" style:font-size-complex="9pt"/>
    </style:style>
    <style:style style:name="P82" style:parent-style-name="Standard" style:family="paragraph">
      <style:paragraph-properties fo:widows="2" fo:orphans="2"/>
      <style:text-properties style:font-name="Lucida grande" fo:color="#444444" fo:font-size="9pt" style:font-size-asian="9pt" style:font-size-complex="9pt"/>
    </style:style>
    <style:style style:name="P83" style:parent-style-name="Standard" style:family="paragraph">
      <style:paragraph-properties fo:widows="2" fo:orphans="2"/>
      <style:text-properties style:font-name="Lucida grande" fo:color="#444444" fo:font-size="9pt" style:font-size-asian="9pt" style:font-size-complex="9pt"/>
    </style:style>
    <style:style style:name="P84" style:parent-style-name="Standard" style:family="paragraph">
      <style:paragraph-properties fo:widows="2" fo:orphans="2"/>
      <style:text-properties style:font-name="Lucida grande" fo:color="#444444" fo:font-size="9pt" style:font-size-asian="9pt" style:font-size-complex="9pt"/>
    </style:style>
    <style:style style:name="P85" style:parent-style-name="Standard" style:family="paragraph">
      <style:paragraph-properties fo:widows="2" fo:orphans="2"/>
      <style:text-properties style:font-name="Lucida grande" fo:color="#444444" fo:font-size="9pt" style:font-size-asian="9pt" style:font-size-complex="9pt"/>
    </style:style>
    <style:style style:name="P86" style:parent-style-name="Standard" style:family="paragraph">
      <style:paragraph-properties fo:widows="2" fo:orphans="2"/>
      <style:text-properties style:font-name="Lucida grande" fo:color="#444444" fo:font-size="9pt" style:font-size-asian="9pt" style:font-size-complex="9pt"/>
    </style:style>
    <style:style style:name="P87" style:parent-style-name="Standard" style:family="paragraph">
      <style:paragraph-properties fo:widows="2" fo:orphans="2"/>
      <style:text-properties style:font-name="Lucida grande" fo:color="#444444" fo:font-size="9pt" style:font-size-asian="9pt" style:font-size-complex="9pt"/>
    </style:style>
    <style:style style:name="P88" style:parent-style-name="Standard" style:family="paragraph">
      <style:paragraph-properties fo:widows="2" fo:orphans="2"/>
      <style:text-properties style:font-name="Lucida grande" fo:color="#444444" fo:font-size="9pt" style:font-size-asian="9pt" style:font-size-complex="9pt"/>
    </style:style>
    <style:style style:name="P89" style:parent-style-name="Standard" style:family="paragraph">
      <style:paragraph-properties fo:widows="2" fo:orphans="2"/>
      <style:text-properties style:font-name="Lucida grande" fo:color="#444444" fo:font-size="9pt" style:font-size-asian="9pt" style:font-size-complex="9pt"/>
    </style:style>
    <style:style style:name="P90" style:parent-style-name="Standard" style:family="paragraph">
      <style:paragraph-properties fo:widows="2" fo:orphans="2"/>
      <style:text-properties style:font-name="Lucida grande" fo:color="#444444" fo:font-size="9pt" style:font-size-asian="9pt" style:font-size-complex="9pt"/>
    </style:style>
    <style:style style:name="P91" style:parent-style-name="Standard" style:family="paragraph">
      <style:paragraph-properties fo:widows="2" fo:orphans="2"/>
    </style:style>
    <style:style style:name="T92" style:parent-style-name="DefaultParagraphFont" style:family="text">
      <style:text-properties style:font-name="Lucida grande" fo:color="#444444" fo:font-size="9pt" style:font-size-asian="9pt" style:font-size-complex="9pt"/>
    </style:style>
    <style:style style:name="P93" style:parent-style-name="Standard" style:family="paragraph">
      <style:paragraph-properties fo:widows="2" fo:orphans="2"/>
    </style:style>
    <style:style style:name="T94" style:parent-style-name="DefaultParagraphFont" style:family="text">
      <style:text-properties style:font-name="Lucida grande" fo:color="#444444" fo:font-size="9pt" style:font-size-asian="9pt" style:font-size-complex="9pt"/>
    </style:style>
    <style:style style:name="P95" style:parent-style-name="Standard" style:family="paragraph">
      <style:paragraph-properties fo:widows="2" fo:orphans="2"/>
    </style:style>
    <style:style style:name="T96" style:parent-style-name="DefaultParagraphFont" style:family="text">
      <style:text-properties style:font-name="Lucida grande" fo:color="#444444" fo:font-size="9pt" style:font-size-asian="9pt" style:font-size-complex="9pt"/>
    </style:style>
    <style:style style:name="T97" style:parent-style-name="DefaultParagraphFont" style:family="text">
      <style:text-properties style:font-name="Lucida grande" fo:color="#444444" fo:font-size="9pt" style:font-size-asian="9pt" style:font-size-complex="9pt"/>
    </style:style>
    <style:style style:name="T98" style:parent-style-name="DefaultParagraphFont" style:family="text">
      <style:text-properties style:font-name="Lucida grande" fo:font-weight="bold" style:font-weight-asian="bold" style:font-weight-complex="bold" fo:color="#444444" fo:font-size="9pt" style:font-size-asian="9pt" style:font-size-complex="9pt"/>
    </style:style>
    <style:style style:name="P99" style:parent-style-name="Standard" style:family="paragraph">
      <style:paragraph-properties fo:widows="2" fo:orphans="2"/>
      <style:text-properties style:font-name="Lucida grande" fo:color="#000000" fo:font-size="9pt" style:font-size-asian="9pt" style:font-size-complex="9pt" style:text-underline-type="single" style:text-underline-style="solid" style:text-underline-width="auto" style:text-underline-mode="continuous"/>
    </style:style>
    <style:style style:name="P100" style:parent-style-name="Standard" style:family="paragraph">
      <style:paragraph-properties fo:widows="2" fo:orphans="2"/>
    </style:style>
    <style:style style:name="T101" style:parent-style-name="DefaultParagraphFont" style:family="text">
      <style:text-properties style:font-name="Lucida grande" fo:color="#000000" fo:font-size="9pt" style:font-size-asian="9pt" style:font-size-complex="9pt" style:text-underline-type="single" style:text-underline-style="solid" style:text-underline-width="auto" style:text-underline-mode="continuous"/>
    </style:style>
    <style:style style:name="P102" style:parent-style-name="Standard" style:family="paragraph">
      <style:paragraph-properties fo:widows="2" fo:orphans="2"/>
      <style:text-properties style:font-name="Lucida grande" fo:color="#000000" fo:font-size="9pt" style:font-size-asian="9pt" style:font-size-complex="9pt"/>
    </style:style>
    <style:style style:name="P103" style:parent-style-name="Standard" style:family="paragraph">
      <style:paragraph-properties fo:widows="2" fo:orphans="2"/>
      <style:text-properties style:font-name="Lucida grande" fo:color="#000000" fo:font-size="9pt" style:font-size-asian="9pt" style:font-size-complex="9pt"/>
    </style:style>
    <style:style style:name="P104" style:parent-style-name="Standard" style:family="paragraph">
      <style:paragraph-properties fo:widows="2" fo:orphans="2"/>
      <style:text-properties style:font-name="Lucida grande" fo:color="#000000" fo:font-size="9pt" style:font-size-asian="9pt" style:font-size-complex="9pt"/>
    </style:style>
    <style:style style:name="P105" style:parent-style-name="Standard" style:family="paragraph">
      <style:paragraph-properties fo:widows="2" fo:orphans="2"/>
      <style:text-properties style:font-name="Lucida grande" fo:color="#000000" fo:font-size="9pt" style:font-size-asian="9pt" style:font-size-complex="9pt"/>
    </style:style>
    <style:style style:name="P106" style:parent-style-name="Standard" style:family="paragraph">
      <style:paragraph-properties fo:widows="2" fo:orphans="2"/>
      <style:text-properties style:font-name="Lucida grande" fo:color="#000000" fo:font-size="9pt" style:font-size-asian="9pt" style:font-size-complex="9pt"/>
    </style:style>
    <style:style style:name="P107" style:parent-style-name="Standard" style:family="paragraph">
      <style:paragraph-properties fo:widows="2" fo:orphans="2"/>
      <style:text-properties style:font-name="Lucida grande" fo:color="#000000" fo:font-size="9pt" style:font-size-asian="9pt" style:font-size-complex="9pt"/>
    </style:style>
    <style:style style:name="P108" style:parent-style-name="Standard" style:family="paragraph">
      <style:paragraph-properties fo:widows="2" fo:orphans="2"/>
      <style:text-properties style:font-name="Lucida grande" fo:color="#000000" fo:font-size="9pt" style:font-size-asian="9pt" style:font-size-complex="9pt"/>
    </style:style>
    <style:style style:name="P109" style:parent-style-name="Standard" style:family="paragraph">
      <style:paragraph-properties fo:widows="2" fo:orphans="2"/>
      <style:text-properties style:font-name="Lucida grande" fo:color="#000000" fo:font-size="9pt" style:font-size-asian="9pt" style:font-size-complex="9pt"/>
    </style:style>
    <style:style style:name="P110" style:parent-style-name="Standard" style:family="paragraph">
      <style:paragraph-properties fo:widows="2" fo:orphans="2"/>
      <style:text-properties style:font-name="Lucida grande" fo:color="#000000" fo:font-size="9pt" style:font-size-asian="9pt" style:font-size-complex="9pt"/>
    </style:style>
    <style:style style:name="P111" style:parent-style-name="Standard" style:family="paragraph">
      <style:paragraph-properties fo:widows="2" fo:orphans="2"/>
      <style:text-properties style:font-name="Lucida grande" fo:color="#000000" fo:font-size="9pt" style:font-size-asian="9pt" style:font-size-complex="9pt"/>
    </style:style>
    <style:style style:name="P112" style:parent-style-name="Standard" style:family="paragraph">
      <style:paragraph-properties fo:widows="2" fo:orphans="2"/>
      <style:text-properties style:font-name="Lucida grande" fo:color="#000000" fo:font-size="9pt" style:font-size-asian="9pt" style:font-size-complex="9pt"/>
    </style:style>
    <style:style style:name="P113" style:parent-style-name="Standard" style:family="paragraph">
      <style:paragraph-properties fo:widows="2" fo:orphans="2"/>
    </style:style>
    <style:style style:name="T114" style:parent-style-name="DefaultParagraphFont" style:family="text">
      <style:text-properties style:font-name="Lucida grande" fo:color="#000000" fo:font-size="9pt" style:font-size-asian="9pt" style:font-size-complex="9pt" style:text-underline-type="single" style:text-underline-style="solid" style:text-underline-width="auto" style:text-underline-mode="continuous"/>
    </style:style>
    <style:style style:name="P115" style:parent-style-name="Standard" style:family="paragraph">
      <style:paragraph-properties fo:widows="2" fo:orphans="2"/>
      <style:text-properties style:font-name="Lucida grande" fo:color="#000000" fo:font-size="9pt" style:font-size-asian="9pt" style:font-size-complex="9pt"/>
    </style:style>
    <style:style style:name="P116" style:parent-style-name="Standard" style:family="paragraph">
      <style:paragraph-properties fo:widows="2" fo:orphans="2"/>
      <style:text-properties style:font-name="Lucida grande" fo:color="#000000" fo:font-size="9pt" style:font-size-asian="9pt" style:font-size-complex="9pt"/>
    </style:style>
    <style:style style:name="P117" style:parent-style-name="Standard" style:family="paragraph">
      <style:paragraph-properties fo:widows="2" fo:orphans="2"/>
      <style:text-properties style:font-name="Lucida grande" fo:color="#000000" fo:font-size="9pt" style:font-size-asian="9pt" style:font-size-complex="9pt"/>
    </style:style>
    <style:style style:name="P118" style:parent-style-name="Standard" style:family="paragraph">
      <style:paragraph-properties fo:widows="2" fo:orphans="2"/>
      <style:text-properties style:font-name="Lucida grande" fo:color="#000000" fo:font-size="9pt" style:font-size-asian="9pt" style:font-size-complex="9pt"/>
    </style:style>
    <style:style style:name="P119" style:parent-style-name="Standard" style:family="paragraph">
      <style:paragraph-properties fo:widows="2" fo:orphans="2"/>
      <style:text-properties style:font-name="Lucida grande" fo:color="#000000" fo:font-size="9pt" style:font-size-asian="9pt" style:font-size-complex="9pt"/>
    </style:style>
    <style:style style:name="P120" style:parent-style-name="Standard" style:family="paragraph">
      <style:paragraph-properties fo:widows="2" fo:orphans="2"/>
      <style:text-properties style:font-name="Lucida grande" fo:color="#000000" fo:font-size="9pt" style:font-size-asian="9pt" style:font-size-complex="9pt"/>
    </style:style>
    <style:style style:name="P121" style:parent-style-name="Standard" style:family="paragraph">
      <style:paragraph-properties fo:widows="2" fo:orphans="2"/>
      <style:text-properties style:font-name="Lucida grande" fo:color="#000000" fo:font-size="9pt" style:font-size-asian="9pt" style:font-size-complex="9pt"/>
    </style:style>
    <style:style style:name="P122" style:parent-style-name="Standard" style:family="paragraph">
      <style:paragraph-properties fo:widows="2" fo:orphans="2"/>
      <style:text-properties style:font-name="Lucida grande" fo:color="#000000" fo:font-size="9pt" style:font-size-asian="9pt" style:font-size-complex="9pt"/>
    </style:style>
    <style:style style:name="P123" style:parent-style-name="Standard" style:family="paragraph">
      <style:paragraph-properties fo:widows="2" fo:orphans="2"/>
      <style:text-properties style:font-name="Lucida grande" fo:color="#000000" fo:font-size="9pt" style:font-size-asian="9pt" style:font-size-complex="9pt"/>
    </style:style>
    <style:style style:name="P124" style:parent-style-name="Standard" style:family="paragraph">
      <style:paragraph-properties fo:widows="2" fo:orphans="2"/>
      <style:text-properties style:font-name="Lucida grande" fo:color="#000000" fo:font-size="9pt" style:font-size-asian="9pt" style:font-size-complex="9pt"/>
    </style:style>
    <style:style style:name="P125" style:parent-style-name="Standard" style:family="paragraph">
      <style:paragraph-properties fo:widows="2" fo:orphans="2"/>
      <style:text-properties style:font-name="Lucida grande" fo:color="#000000" fo:font-size="9pt" style:font-size-asian="9pt" style:font-size-complex="9pt"/>
    </style:style>
    <style:style style:name="P126" style:parent-style-name="Standard" style:family="paragraph">
      <style:paragraph-properties fo:widows="2" fo:orphans="2"/>
      <style:text-properties style:font-name="Lucida grande" fo:color="#000000" fo:font-size="9pt" style:font-size-asian="9pt" style:font-size-complex="9pt"/>
    </style:style>
    <style:style style:name="P127" style:parent-style-name="Standard" style:family="paragraph">
      <style:paragraph-properties fo:widows="2" fo:orphans="2"/>
      <style:text-properties style:font-name="Lucida grande" fo:color="#000000" fo:font-size="9pt" style:font-size-asian="9pt" style:font-size-complex="9pt"/>
    </style:style>
    <style:style style:name="P128" style:parent-style-name="Standard" style:family="paragraph">
      <style:paragraph-properties fo:widows="2" fo:orphans="2"/>
      <style:text-properties style:font-name="Lucida grande" fo:color="#000000" fo:font-size="9pt" style:font-size-asian="9pt" style:font-size-complex="9pt"/>
    </style:style>
    <style:style style:name="P129" style:parent-style-name="Standard" style:family="paragraph">
      <style:paragraph-properties fo:widows="2" fo:orphans="2"/>
      <style:text-properties style:font-name="Lucida grande" fo:color="#000000" fo:font-size="9pt" style:font-size-asian="9pt" style:font-size-complex="9pt"/>
    </style:style>
    <style:style style:name="P130" style:parent-style-name="Standard" style:family="paragraph">
      <style:paragraph-properties fo:widows="2" fo:orphans="2"/>
      <style:text-properties style:font-name="Lucida grande" fo:color="#000000" fo:font-size="9pt" style:font-size-asian="9pt" style:font-size-complex="9pt"/>
    </style:style>
    <style:style style:name="P131" style:parent-style-name="Standard" style:family="paragraph">
      <style:paragraph-properties fo:widows="2" fo:orphans="2" fo:border-top="none" fo:border-left="none" fo:border-bottom="0.0625in double #000000" style:border-line-width-bottom="0.0208in 0.0208in 0.0208in" fo:border-right="none" fo:padding="0in" style:shadow="none"/>
      <style:text-properties style:font-name="Lucida grande" fo:color="#000000" fo:font-size="9pt" style:font-size-asian="9pt" style:font-size-complex="9pt"/>
    </style:style>
    <style:style style:name="P132" style:parent-style-name="Standard" style:family="paragraph">
      <style:paragraph-properties fo:widows="2" fo:orphans="2"/>
      <style:text-properties style:font-name="Lucida grande" fo:color="#000000" fo:font-size="9pt" style:font-size-asian="9pt" style:font-size-complex="9pt"/>
    </style:style>
    <style:style style:name="P133" style:parent-style-name="Standard" style:family="paragraph">
      <style:paragraph-properties fo:widows="2" fo:orphans="2"/>
      <style:text-properties style:font-name="Lucida grande" fo:color="#000000" fo:font-size="9pt" style:font-size-asian="9pt" style:font-size-complex="9pt"/>
    </style:style>
    <style:style style:name="P134" style:parent-style-name="Standard" style:family="paragraph">
      <style:paragraph-properties fo:widows="2" fo:orphans="2"/>
    </style:style>
    <style:style style:name="T135" style:parent-style-name="DefaultParagraphFont" style:family="text">
      <style:text-properties style:font-name="Lucida grande" fo:color="#000000" fo:font-size="9pt" style:font-size-asian="9pt" style:font-size-complex="9pt"/>
    </style:style>
    <style:style style:name="T136" style:parent-style-name="DefaultParagraphFont" style:family="text">
      <style:text-properties style:font-name="Lucida grande" fo:font-weight="bold" style:font-weight-asian="bold" style:font-weight-complex="bold" fo:color="#000000" fo:font-size="9pt" style:font-size-asian="9pt" style:font-size-complex="9pt"/>
    </style:style>
    <style:style style:name="P137" style:parent-style-name="Standard" style:family="paragraph">
      <style:paragraph-properties fo:widows="2" fo:orphans="2"/>
      <style:text-properties style:font-name="Lucida grande" fo:color="#000000" fo:font-size="9pt" style:font-size-asian="9pt" style:font-size-complex="9pt" style:text-underline-type="single" style:text-underline-style="solid" style:text-underline-width="auto" style:text-underline-mode="continuous"/>
    </style:style>
    <style:style style:name="P138" style:parent-style-name="Standard" style:family="paragraph">
      <style:paragraph-properties fo:widows="2" fo:orphans="2"/>
      <style:text-properties style:font-name="Lucida grande" fo:color="#000000" fo:font-size="9pt" style:font-size-asian="9pt" style:font-size-complex="9pt"/>
    </style:style>
    <style:style style:name="P139" style:parent-style-name="Standard" style:family="paragraph">
      <style:paragraph-properties fo:widows="2" fo:orphans="2"/>
      <style:text-properties style:font-name="Lucida grande" fo:color="#000000" fo:font-size="9pt" style:font-size-asian="9pt" style:font-size-complex="9pt"/>
    </style:style>
    <style:style style:name="P140" style:parent-style-name="Standard" style:family="paragraph">
      <style:paragraph-properties fo:widows="2" fo:orphans="2"/>
      <style:text-properties style:font-name="Lucida grande" fo:color="#000000" fo:font-size="9pt" style:font-size-asian="9pt" style:font-size-complex="9pt"/>
    </style:style>
    <style:style style:name="P141" style:parent-style-name="Standard" style:family="paragraph">
      <style:paragraph-properties fo:widows="2" fo:orphans="2"/>
      <style:text-properties style:font-name="Lucida grande" fo:color="#000000" fo:font-size="9pt" style:font-size-asian="9pt" style:font-size-complex="9pt"/>
    </style:style>
    <style:style style:name="P142" style:parent-style-name="Standard" style:family="paragraph">
      <style:paragraph-properties fo:widows="2" fo:orphans="2"/>
      <style:text-properties style:font-name="Lucida grande" fo:color="#000000" fo:font-size="9pt" style:font-size-asian="9pt" style:font-size-complex="9pt"/>
    </style:style>
    <style:style style:name="P143" style:parent-style-name="Standard" style:family="paragraph">
      <style:paragraph-properties fo:widows="2" fo:orphans="2"/>
      <style:text-properties style:font-name="Lucida grande" fo:color="#000000" fo:font-size="9pt" style:font-size-asian="9pt" style:font-size-complex="9pt"/>
    </style:style>
    <style:style style:name="P144" style:parent-style-name="Standard" style:family="paragraph">
      <style:paragraph-properties fo:widows="2" fo:orphans="2"/>
      <style:text-properties style:font-name="Lucida grande" fo:color="#000000" fo:font-size="9pt" style:font-size-asian="9pt" style:font-size-complex="9pt"/>
    </style:style>
    <style:style style:name="P145" style:parent-style-name="Standard" style:family="paragraph">
      <style:paragraph-properties fo:widows="2" fo:orphans="2"/>
      <style:text-properties style:font-name="Lucida grande" fo:color="#000000" fo:font-size="9pt" style:font-size-asian="9pt" style:font-size-complex="9pt"/>
    </style:style>
    <style:style style:name="P146" style:parent-style-name="Standard" style:family="paragraph">
      <style:paragraph-properties fo:widows="2" fo:orphans="2"/>
      <style:text-properties style:font-name="Lucida grande" fo:color="#000000" fo:font-size="9pt" style:font-size-asian="9pt" style:font-size-complex="9pt"/>
    </style:style>
    <style:style style:name="P147" style:parent-style-name="Standard" style:family="paragraph">
      <style:paragraph-properties fo:widows="2" fo:orphans="2"/>
      <style:text-properties style:font-name="Lucida grande" fo:color="#000000" fo:font-size="9pt" style:font-size-asian="9pt" style:font-size-complex="9pt"/>
    </style:style>
    <style:style style:name="P148" style:parent-style-name="Standard" style:family="paragraph">
      <style:paragraph-properties fo:widows="2" fo:orphans="2"/>
      <style:text-properties style:font-name="Lucida grande" fo:color="#000000" fo:font-size="9pt" style:font-size-asian="9pt" style:font-size-complex="9pt"/>
    </style:style>
    <style:style style:name="P149" style:parent-style-name="Standard" style:family="paragraph">
      <style:paragraph-properties fo:widows="2" fo:orphans="2"/>
      <style:text-properties style:font-name="Lucida grande" fo:color="#000000" fo:font-size="9pt" style:font-size-asian="9pt" style:font-size-complex="9pt"/>
    </style:style>
    <style:style style:name="P150" style:parent-style-name="Standard" style:family="paragraph">
      <style:paragraph-properties fo:widows="2" fo:orphans="2" fo:border-top="none" fo:border-left="none" fo:border-bottom="0.0625in double #000000" style:border-line-width-bottom="0.0208in 0.0208in 0.0208in" fo:border-right="none" fo:padding="0in" style:shadow="none"/>
      <style:text-properties style:font-name="arial, sans-serif" fo:font-weight="bold" style:font-weight-asian="bold" fo:color="#222222" fo:font-size="9pt" style:font-size-asian="9pt" style:font-size-complex="9pt"/>
    </style:style>
    <style:style style:name="P151" style:parent-style-name="Standard" style:family="paragraph">
      <style:paragraph-properties fo:widows="2" fo:orphans="2"/>
    </style:style>
    <style:style style:name="T152" style:parent-style-name="DefaultParagraphFont" style:family="text">
      <style:text-properties style:font-name="arial, sans-serif" fo:color="#222222" fo:font-size="9pt" style:font-size-asian="9pt" style:font-size-complex="9pt"/>
    </style:style>
    <style:style style:name="T153" style:parent-style-name="DefaultParagraphFont" style:family="text">
      <style:text-properties style:font-name="arial, sans-serif" fo:color="#222222" fo:font-size="9pt" style:font-size-asian="9pt" style:font-size-complex="9pt"/>
    </style:style>
    <style:style style:name="P154" style:parent-style-name="Standard" style:family="paragraph">
      <style:paragraph-properties fo:widows="2" fo:orphans="2"/>
    </style:style>
    <style:style style:name="T155" style:parent-style-name="DefaultParagraphFont" style:family="text">
      <style:text-properties style:font-name="arial, sans-serif" fo:color="#222222" fo:font-size="9pt" style:font-size-asian="9pt" style:font-size-complex="9pt"/>
    </style:style>
    <style:style style:name="T156" style:parent-style-name="DefaultParagraphFont" style:family="text">
      <style:text-properties style:font-name="arial, sans-serif" fo:font-weight="bold" style:font-weight-asian="bold" style:font-weight-complex="bold" fo:color="#222222" fo:font-size="9pt" style:font-size-asian="9pt" style:font-size-complex="9pt"/>
    </style:style>
    <style:style style:name="P157" style:parent-style-name="Standard" style:family="paragraph">
      <style:paragraph-properties fo:widows="2" fo:orphans="2"/>
    </style:style>
    <style:style style:name="T158" style:parent-style-name="DefaultParagraphFont" style:family="text">
      <style:text-properties style:font-name="arial, sans-serif" fo:color="#222222" fo:font-size="9pt" style:font-size-asian="9pt" style:font-size-complex="9pt" style:text-underline-type="single" style:text-underline-style="solid" style:text-underline-width="auto" style:text-underline-mode="continuous"/>
    </style:style>
    <style:style style:name="P159" style:parent-style-name="Standard" style:family="paragraph">
      <style:paragraph-properties fo:widows="2" fo:orphans="2"/>
    </style:style>
    <style:style style:name="T160" style:parent-style-name="DefaultParagraphFont" style:family="text">
      <style:text-properties style:font-name="arial, sans-serif" fo:color="#222222" fo:font-size="9pt" style:font-size-asian="9pt" style:font-size-complex="9pt"/>
    </style:style>
    <style:style style:name="T161" style:parent-style-name="DefaultParagraphFont" style:family="text">
      <style:text-properties style:font-name="arial, sans-serif" fo:color="#222222" fo:font-size="9pt" style:font-size-asian="9pt" style:font-size-complex="9pt"/>
    </style:style>
    <style:style style:name="P162" style:parent-style-name="Standard" style:family="paragraph">
      <style:paragraph-properties fo:widows="2" fo:orphans="2"/>
    </style:style>
    <style:style style:name="T163" style:parent-style-name="DefaultParagraphFont" style:family="text">
      <style:text-properties style:font-name="arial, sans-serif" fo:color="#222222" fo:font-size="9pt" style:font-size-asian="9pt" style:font-size-complex="9pt"/>
    </style:style>
    <style:style style:name="P164" style:parent-style-name="Standard" style:family="paragraph">
      <style:paragraph-properties fo:widows="2" fo:orphans="2"/>
    </style:style>
    <style:style style:name="T165" style:parent-style-name="DefaultParagraphFont" style:family="text">
      <style:text-properties style:font-name="arial, sans-serif" fo:color="#222222" fo:font-size="9pt" style:font-size-asian="9pt" style:font-size-complex="9pt"/>
    </style:style>
    <style:style style:name="P166" style:parent-style-name="Standard" style:family="paragraph">
      <style:paragraph-properties fo:widows="2" fo:orphans="2"/>
      <style:text-properties style:font-name="Lucida grande" fo:color="#000000" fo:font-size="9pt" style:font-size-asian="9pt" style:font-size-complex="9pt"/>
    </style:style>
    <style:style style:name="P167" style:parent-style-name="Standard" style:family="paragraph">
      <style:paragraph-properties fo:widows="2" fo:orphans="2"/>
    </style:style>
    <style:style style:name="T168" style:parent-style-name="DefaultParagraphFont" style:family="text">
      <style:text-properties style:font-name="arial, sans-serif" fo:color="#222222" fo:font-size="9pt" style:font-size-asian="9pt" style:font-size-complex="9pt"/>
    </style:style>
    <style:style style:name="P169" style:parent-style-name="Standard" style:family="paragraph">
      <style:paragraph-properties fo:widows="2" fo:orphans="2"/>
    </style:style>
    <style:style style:name="T170" style:parent-style-name="DefaultParagraphFont" style:family="text">
      <style:text-properties style:font-name="arial, sans-serif" fo:color="#222222" fo:font-size="9pt" style:font-size-asian="9pt" style:font-size-complex="9pt"/>
    </style:style>
    <style:style style:name="T171" style:parent-style-name="DefaultParagraphFont" style:family="text">
      <style:text-properties style:font-name="arial, sans-serif" fo:color="#222222" fo:font-size="9pt" style:font-size-asian="9pt" style:font-size-complex="9pt"/>
    </style:style>
    <style:style style:name="P172" style:parent-style-name="Standard" style:family="paragraph">
      <style:paragraph-properties fo:widows="2" fo:orphans="2"/>
    </style:style>
    <style:style style:name="T173" style:parent-style-name="DefaultParagraphFont" style:family="text">
      <style:text-properties style:font-name="arial, sans-serif" fo:color="#222222" fo:font-size="9pt" style:font-size-asian="9pt" style:font-size-complex="9pt"/>
    </style:style>
    <style:style style:name="P174" style:parent-style-name="Standard" style:family="paragraph">
      <style:paragraph-properties fo:widows="2" fo:orphans="2"/>
      <style:text-properties style:font-name="Lucida grande" fo:color="#000000" fo:font-size="9pt" style:font-size-asian="9pt" style:font-size-complex="9pt"/>
    </style:style>
    <style:style style:name="P175" style:parent-style-name="Standard" style:family="paragraph">
      <style:paragraph-properties fo:widows="2" fo:orphans="2"/>
    </style:style>
    <style:style style:name="T176" style:parent-style-name="DefaultParagraphFont" style:family="text">
      <style:text-properties style:font-name="arial, sans-serif" fo:color="#222222" fo:font-size="9pt" style:font-size-asian="9pt" style:font-size-complex="9pt"/>
    </style:style>
    <style:style style:name="P177" style:parent-style-name="Standard" style:family="paragraph">
      <style:paragraph-properties fo:widows="2" fo:orphans="2"/>
    </style:style>
    <style:style style:name="T178" style:parent-style-name="DefaultParagraphFont" style:family="text">
      <style:text-properties style:font-name="arial, sans-serif" fo:color="#222222" fo:font-size="9pt" style:font-size-asian="9pt" style:font-size-complex="9pt"/>
    </style:style>
    <style:style style:name="T179" style:parent-style-name="DefaultParagraphFont" style:family="text">
      <style:text-properties style:font-name="arial, sans-serif" fo:color="#222222" fo:font-size="9pt" style:font-size-asian="9pt" style:font-size-complex="9pt"/>
    </style:style>
    <style:style style:name="P180" style:parent-style-name="Standard" style:family="paragraph">
      <style:paragraph-properties fo:widows="2" fo:orphans="2"/>
    </style:style>
    <style:style style:name="T181" style:parent-style-name="DefaultParagraphFont" style:family="text">
      <style:text-properties style:font-name="arial, sans-serif" fo:color="#222222" fo:font-size="9pt" style:font-size-asian="9pt" style:font-size-complex="9pt"/>
    </style:style>
    <style:style style:name="P182" style:parent-style-name="Standard" style:family="paragraph">
      <style:paragraph-properties fo:widows="2" fo:orphans="2"/>
      <style:text-properties style:font-name="Lucida grande" fo:color="#000000" fo:font-size="9pt" style:font-size-asian="9pt" style:font-size-complex="9pt"/>
    </style:style>
    <style:style style:name="P183" style:parent-style-name="Standard" style:family="paragraph">
      <style:paragraph-properties fo:widows="2" fo:orphans="2"/>
    </style:style>
    <style:style style:name="T184" style:parent-style-name="DefaultParagraphFont" style:family="text">
      <style:text-properties style:font-name="arial, sans-serif" fo:color="#222222" fo:font-size="9pt" style:font-size-asian="9pt" style:font-size-complex="9pt"/>
    </style:style>
    <style:style style:name="P185" style:parent-style-name="Standard" style:family="paragraph">
      <style:paragraph-properties fo:widows="2" fo:orphans="2"/>
    </style:style>
    <style:style style:name="T186" style:parent-style-name="DefaultParagraphFont" style:family="text">
      <style:text-properties style:font-name="arial, sans-serif" fo:color="#222222" fo:font-size="9pt" style:font-size-asian="9pt" style:font-size-complex="9pt"/>
    </style:style>
    <style:style style:name="P187" style:parent-style-name="Standard" style:family="paragraph">
      <style:paragraph-properties fo:widows="2" fo:orphans="2"/>
    </style:style>
    <style:style style:name="T188" style:parent-style-name="DefaultParagraphFont" style:family="text">
      <style:text-properties style:font-name="arial, sans-serif" fo:color="#222222" fo:font-size="9pt" style:font-size-asian="9pt" style:font-size-complex="9pt"/>
    </style:style>
    <style:style style:name="T189" style:parent-style-name="DefaultParagraphFont" style:family="text">
      <style:text-properties style:font-name="arial, sans-serif" fo:color="#222222" fo:font-size="9pt" style:font-size-asian="9pt" style:font-size-complex="9pt"/>
    </style:style>
    <style:style style:name="P190" style:parent-style-name="Standard" style:family="paragraph">
      <style:paragraph-properties fo:widows="2" fo:orphans="2"/>
      <style:text-properties style:font-name="Lucida grande" fo:color="#000000" fo:font-size="9pt" style:font-size-asian="9pt" style:font-size-complex="9pt"/>
    </style:style>
    <style:style style:name="P191" style:parent-style-name="Standard" style:family="paragraph">
      <style:paragraph-properties fo:widows="2" fo:orphans="2"/>
      <style:text-properties style:font-name="Lucida grande" fo:color="#000000" fo:font-size="9pt" style:font-size-asian="9pt" style:font-size-complex="9pt"/>
    </style:style>
    <style:style style:name="P192" style:parent-style-name="Standard" style:family="paragraph">
      <style:paragraph-properties fo:widows="2" fo:orphans="2"/>
      <style:text-properties style:font-name="Lucida grande" fo:color="#000000" fo:font-size="9pt" style:font-size-asian="9pt" style:font-size-complex="9pt"/>
    </style:style>
    <style:style style:name="P193" style:parent-style-name="Standard" style:family="paragraph">
      <style:paragraph-properties fo:widows="2" fo:orphans="2"/>
    </style:style>
    <style:style style:name="T194" style:parent-style-name="DefaultParagraphFont" style:family="text">
      <style:text-properties style:font-name="Lucida grande" fo:color="#000000" fo:font-size="9pt" style:font-size-asian="9pt" style:font-size-complex="9pt"/>
    </style:style>
    <style:style style:name="T195" style:parent-style-name="DefaultParagraphFont" style:family="text">
      <style:text-properties style:font-name="Lucida grande" fo:font-weight="bold" style:font-weight-asian="bold" style:font-weight-complex="bold" fo:color="#000000" fo:font-size="9pt" style:font-size-asian="9pt" style:font-size-complex="9pt"/>
    </style:style>
    <style:style style:name="T196" style:parent-style-name="DefaultParagraphFont" style:family="text">
      <style:text-properties style:font-name="Lucida grande" fo:color="#000000" fo:font-size="9pt" style:font-size-asian="9pt" style:font-size-complex="9pt"/>
    </style:style>
    <style:style style:name="T197" style:parent-style-name="DefaultParagraphFont" style:family="text">
      <style:text-properties style:font-name="Lucida grande" fo:color="#000000" fo:font-size="9pt" style:font-size-asian="9pt" style:font-size-complex="9pt"/>
    </style:style>
    <style:style style:name="P198" style:parent-style-name="Standard" style:family="paragraph">
      <style:paragraph-properties fo:widows="2" fo:orphans="2"/>
      <style:text-properties style:font-name="Lucida grande" fo:color="#000000" fo:font-size="9pt" style:font-size-asian="9pt" style:font-size-complex="9pt"/>
    </style:style>
    <style:style style:name="P199" style:parent-style-name="Standard" style:family="paragraph">
      <style:paragraph-properties fo:widows="2" fo:orphans="2"/>
      <style:text-properties style:font-name="Lucida grande" fo:color="#000000" fo:font-size="9pt" style:font-size-asian="9pt" style:font-size-complex="9pt"/>
    </style:style>
    <style:style style:name="P200" style:parent-style-name="Standard" style:family="paragraph">
      <style:paragraph-properties fo:widows="2" fo:orphans="2"/>
      <style:text-properties style:font-name="Lucida grande" fo:color="#000000" fo:font-size="9pt" style:font-size-asian="9pt" style:font-size-complex="9pt"/>
    </style:style>
    <style:style style:name="P201" style:parent-style-name="Standard" style:family="paragraph">
      <style:paragraph-properties fo:widows="2" fo:orphans="2"/>
      <style:text-properties style:font-name="Lucida grande" fo:color="#000000" fo:font-size="9pt" style:font-size-asian="9pt" style:font-size-complex="9pt"/>
    </style:style>
    <style:style style:name="P202" style:parent-style-name="Standard" style:family="paragraph">
      <style:paragraph-properties fo:widows="2" fo:orphans="2"/>
    </style:style>
    <style:style style:name="T203" style:parent-style-name="DefaultParagraphFont" style:family="text">
      <style:text-properties style:font-name="Lucida grande" fo:color="#000000" fo:font-size="9pt" style:font-size-asian="9pt" style:font-size-complex="9pt"/>
    </style:style>
    <style:style style:name="T204" style:parent-style-name="DefaultParagraphFont" style:family="text">
      <style:text-properties style:font-name="Lucida grande" fo:font-weight="bold" style:font-weight-asian="bold" style:font-weight-complex="bold" fo:color="#000000" fo:font-size="9pt" style:font-size-asian="9pt" style:font-size-complex="9pt"/>
    </style:style>
    <style:style style:name="T205" style:parent-style-name="DefaultParagraphFont" style:family="text">
      <style:text-properties style:font-name="Lucida grande" fo:color="#000000" fo:font-size="9pt" style:font-size-asian="9pt" style:font-size-complex="9pt"/>
    </style:style>
    <style:style style:name="T206" style:parent-style-name="DefaultParagraphFont" style:family="text">
      <style:text-properties style:font-name="Lucida grande" fo:color="#000000" fo:font-size="9pt" style:font-size-asian="9pt" style:font-size-complex="9pt"/>
    </style:style>
    <style:style style:name="P207" style:parent-style-name="Standard" style:family="paragraph">
      <style:paragraph-properties fo:widows="2" fo:orphans="2"/>
      <style:text-properties style:font-name="Lucida grande" fo:color="#000000" fo:font-size="9pt" style:font-size-asian="9pt" style:font-size-complex="9pt"/>
    </style:style>
    <style:style style:name="P208" style:parent-style-name="Standard" style:family="paragraph">
      <style:paragraph-properties fo:widows="2" fo:orphans="2"/>
      <style:text-properties style:font-name="Lucida grande" fo:color="#000000" fo:font-size="9pt" style:font-size-asian="9pt" style:font-size-complex="9pt"/>
    </style:style>
    <style:style style:name="P209" style:parent-style-name="Standard" style:family="paragraph">
      <style:paragraph-properties fo:widows="2" fo:orphans="2"/>
      <style:text-properties style:font-name="Lucida grande" fo:color="#000000" fo:font-size="9pt" style:font-size-asian="9pt" style:font-size-complex="9pt"/>
    </style:style>
    <style:style style:name="P210" style:parent-style-name="Standard" style:family="paragraph">
      <style:paragraph-properties fo:widows="2" fo:orphans="2"/>
      <style:text-properties style:font-name="Lucida grande" fo:color="#000000" fo:font-size="9pt" style:font-size-asian="9pt" style:font-size-complex="9pt"/>
    </style:style>
    <style:style style:name="P211" style:parent-style-name="Standard" style:family="paragraph">
      <style:paragraph-properties fo:widows="2" fo:orphans="2"/>
      <style:text-properties style:font-name="Lucida grande" fo:color="#000000" fo:font-size="9pt" style:font-size-asian="9pt" style:font-size-complex="9pt"/>
    </style:style>
    <style:style style:name="P212" style:parent-style-name="Standard" style:family="paragraph">
      <style:paragraph-properties fo:widows="2" fo:orphans="2"/>
    </style:style>
    <style:style style:name="T213" style:parent-style-name="DefaultParagraphFont" style:family="text">
      <style:text-properties style:font-name="Lucida grande" fo:color="#000000" fo:font-size="9pt" style:font-size-asian="9pt" style:font-size-complex="9pt"/>
    </style:style>
    <style:style style:name="T214" style:parent-style-name="DefaultParagraphFont" style:family="text">
      <style:text-properties style:font-name="Lucida grande" fo:font-weight="bold" style:font-weight-asian="bold" style:font-weight-complex="bold" fo:color="#000000" fo:font-size="9pt" style:font-size-asian="9pt" style:font-size-complex="9pt"/>
    </style:style>
    <style:style style:name="T215" style:parent-style-name="DefaultParagraphFont" style:family="text">
      <style:text-properties style:font-name="Lucida grande" fo:color="#000000" fo:font-size="9pt" style:font-size-asian="9pt" style:font-size-complex="9pt"/>
    </style:style>
    <style:style style:name="T216" style:parent-style-name="DefaultParagraphFont" style:family="text">
      <style:text-properties style:font-name="Lucida grande" fo:color="#000000" fo:font-size="9pt" style:font-size-asian="9pt" style:font-size-complex="9pt"/>
    </style:style>
    <style:style style:name="T217" style:parent-style-name="DefaultParagraphFont" style:family="text">
      <style:text-properties style:font-name="Lucida grande" fo:color="#000000" fo:font-size="9pt" style:font-size-asian="9pt" style:font-size-complex="9pt"/>
    </style:style>
    <style:style style:name="P218" style:parent-style-name="Standard" style:family="paragraph">
      <style:paragraph-properties fo:widows="2" fo:orphans="2"/>
      <style:text-properties style:font-name="Lucida grande" fo:color="#000000" fo:font-size="9pt" style:font-size-asian="9pt" style:font-size-complex="9pt"/>
    </style:style>
    <style:style style:name="P219" style:parent-style-name="Standard" style:family="paragraph">
      <style:paragraph-properties fo:widows="2" fo:orphans="2"/>
      <style:text-properties style:font-name="Lucida grande" fo:color="#000000" fo:font-size="9pt" style:font-size-asian="9pt" style:font-size-complex="9pt"/>
    </style:style>
    <style:style style:name="P220" style:parent-style-name="Standard" style:family="paragraph">
      <style:paragraph-properties fo:widows="2" fo:orphans="2"/>
      <style:text-properties style:font-name="Lucida grande" fo:color="#000000" fo:font-size="9pt" style:font-size-asian="9pt" style:font-size-complex="9pt"/>
    </style:style>
    <style:style style:name="P221" style:parent-style-name="Standard" style:family="paragraph">
      <style:paragraph-properties fo:widows="2" fo:orphans="2"/>
      <style:text-properties style:font-name="Lucida grande" fo:color="#000000" fo:font-size="9pt" style:font-size-asian="9pt" style:font-size-complex="9pt"/>
    </style:style>
    <style:style style:name="P222" style:parent-style-name="Standard" style:family="paragraph">
      <style:paragraph-properties fo:widows="2" fo:orphans="2"/>
    </style:style>
    <style:style style:name="T223" style:parent-style-name="DefaultParagraphFont" style:family="text">
      <style:text-properties style:font-name="Lucida grande" fo:color="#000000" fo:font-size="9pt" style:font-size-asian="9pt" style:font-size-complex="9pt"/>
    </style:style>
    <style:style style:name="T224" style:parent-style-name="DefaultParagraphFont" style:family="text">
      <style:text-properties style:font-name="Lucida grande" fo:font-weight="bold" style:font-weight-asian="bold" style:font-weight-complex="bold" fo:color="#000000" fo:font-size="9pt" style:font-size-asian="9pt" style:font-size-complex="9pt"/>
    </style:style>
    <style:style style:name="T225" style:parent-style-name="DefaultParagraphFont" style:family="text">
      <style:text-properties style:font-name="Lucida grande" fo:color="#000000" fo:font-size="9pt" style:font-size-asian="9pt" style:font-size-complex="9pt"/>
    </style:style>
    <style:style style:name="T226" style:parent-style-name="DefaultParagraphFont" style:family="text">
      <style:text-properties style:font-name="Lucida grande" fo:color="#000000" fo:font-size="9pt" style:font-size-asian="9pt" style:font-size-complex="9pt"/>
    </style:style>
    <style:style style:name="P227" style:parent-style-name="Standard" style:family="paragraph">
      <style:paragraph-properties fo:widows="2" fo:orphans="2"/>
      <style:text-properties style:font-name="Lucida grande" fo:color="#000000" fo:font-size="9pt" style:font-size-asian="9pt" style:font-size-complex="9pt"/>
    </style:style>
    <style:style style:name="P228" style:parent-style-name="Standard" style:family="paragraph">
      <style:paragraph-properties fo:widows="2" fo:orphans="2"/>
      <style:text-properties style:font-name="Lucida grande" fo:color="#000000" fo:font-size="9pt" style:font-size-asian="9pt" style:font-size-complex="9pt"/>
    </style:style>
    <style:style style:name="P229" style:parent-style-name="Standard" style:family="paragraph">
      <style:paragraph-properties fo:widows="2" fo:orphans="2"/>
      <style:text-properties style:font-name="Lucida grande" fo:color="#000000" fo:font-size="9pt" style:font-size-asian="9pt" style:font-size-complex="9pt"/>
    </style:style>
    <style:style style:name="P230" style:parent-style-name="Standard" style:family="paragraph">
      <style:paragraph-properties fo:widows="2" fo:orphans="2"/>
      <style:text-properties style:font-name="Lucida grande" fo:color="#000000" fo:font-size="9pt" style:font-size-asian="9pt" style:font-size-complex="9pt"/>
    </style:style>
    <style:style style:name="P231" style:parent-style-name="Standard" style:family="paragraph">
      <style:paragraph-properties fo:widows="2" fo:orphans="2"/>
      <style:text-properties style:font-name="Lucida grande" fo:color="#000000" fo:font-size="9pt" style:font-size-asian="9pt" style:font-size-complex="9pt"/>
    </style:style>
    <style:style style:name="P232" style:parent-style-name="Standard" style:family="paragraph">
      <style:paragraph-properties fo:widows="2" fo:orphans="2"/>
      <style:text-properties style:font-name="Lucida grande" fo:color="#000000" fo:font-size="9pt" style:font-size-asian="9pt" style:font-size-complex="9pt"/>
    </style:style>
    <style:style style:name="P233" style:parent-style-name="Standard" style:family="paragraph">
      <style:paragraph-properties fo:widows="2" fo:orphans="2"/>
    </style:style>
    <style:style style:name="T234" style:parent-style-name="DefaultParagraphFont" style:family="text">
      <style:text-properties style:font-name="Lucida grande" fo:color="#000000" fo:font-size="9pt" style:font-size-asian="9pt" style:font-size-complex="9pt"/>
    </style:style>
    <style:style style:name="T235" style:parent-style-name="DefaultParagraphFont" style:family="text">
      <style:text-properties style:font-name="Lucida grande" fo:font-weight="bold" style:font-weight-asian="bold" style:font-weight-complex="bold" fo:color="#000000" fo:font-size="9pt" style:font-size-asian="9pt" style:font-size-complex="9pt"/>
    </style:style>
    <style:style style:name="P236" style:parent-style-name="Standard" style:family="paragraph">
      <style:paragraph-properties fo:widows="2" fo:orphans="2"/>
      <style:text-properties style:font-name="Lucida grande" fo:color="#000000" fo:font-size="9pt" style:font-size-asian="9pt" style:font-size-complex="9pt"/>
    </style:style>
    <style:style style:name="P237" style:parent-style-name="Standard" style:family="paragraph">
      <style:paragraph-properties fo:widows="2" fo:orphans="2"/>
      <style:text-properties style:font-name="Lucida grande" fo:color="#000000" fo:font-size="9pt" style:font-size-asian="9pt" style:font-size-complex="9pt"/>
    </style:style>
    <style:style style:name="P238" style:parent-style-name="Standard" style:family="paragraph">
      <style:paragraph-properties fo:widows="2" fo:orphans="2"/>
      <style:text-properties style:font-name="Lucida grande" fo:color="#000000" fo:font-size="9pt" style:font-size-asian="9pt" style:font-size-complex="9pt"/>
    </style:style>
    <style:style style:name="P239" style:parent-style-name="Standard" style:family="paragraph">
      <style:paragraph-properties fo:widows="2" fo:orphans="2"/>
      <style:text-properties style:font-name="Lucida grande" fo:color="#000000" fo:font-size="9pt" style:font-size-asian="9pt" style:font-size-complex="9pt"/>
    </style:style>
    <style:style style:name="P240" style:parent-style-name="Standard" style:family="paragraph">
      <style:paragraph-properties fo:widows="2" fo:orphans="2"/>
      <style:text-properties style:font-name="Lucida grande" fo:color="#000000" fo:font-size="9pt" style:font-size-asian="9pt" style:font-size-complex="9pt"/>
    </style:style>
    <style:style style:name="P241" style:parent-style-name="Standard" style:family="paragraph">
      <style:paragraph-properties fo:widows="2" fo:orphans="2"/>
      <style:text-properties style:font-name="Lucida grande" fo:color="#000000" fo:font-size="9pt" style:font-size-asian="9pt" style:font-size-complex="9pt"/>
    </style:style>
    <style:style style:name="P242" style:parent-style-name="Standard" style:family="paragraph">
      <style:paragraph-properties fo:widows="2" fo:orphans="2"/>
      <style:text-properties style:font-name="Lucida grande" fo:color="#000000" fo:font-size="9pt" style:font-size-asian="9pt" style:font-size-complex="9pt"/>
    </style:style>
    <style:style style:name="P243" style:parent-style-name="Standard" style:family="paragraph">
      <style:paragraph-properties fo:widows="2" fo:orphans="2"/>
    </style:style>
    <style:style style:name="T244" style:parent-style-name="DefaultParagraphFont" style:family="text">
      <style:text-properties style:font-name="Lucida grande" fo:color="#000000" fo:font-size="9pt" style:font-size-asian="9pt" style:font-size-complex="9pt"/>
    </style:style>
    <style:style style:name="T245" style:parent-style-name="DefaultParagraphFont" style:family="text">
      <style:text-properties style:font-name="Lucida grande"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46" style:parent-style-name="DefaultParagraphFont" style:family="text">
      <style:text-properties style:font-name="Lucida grande" fo:color="#000000" fo:font-size="9pt" style:font-size-asian="9pt" style:font-size-complex="9pt"/>
    </style:style>
    <style:style style:name="P247" style:parent-style-name="Standard" style:family="paragraph">
      <style:paragraph-properties fo:widows="2" fo:orphans="2"/>
      <style:text-properties style:font-name="Lucida grande" fo:color="#000000" fo:font-size="9pt" style:font-size-asian="9pt" style:font-size-complex="9pt"/>
    </style:style>
    <style:style style:name="P248" style:parent-style-name="Standard" style:family="paragraph">
      <style:paragraph-properties fo:widows="2" fo:orphans="2"/>
      <style:text-properties style:font-name="Lucida grande" fo:color="#000000" fo:font-size="9pt" style:font-size-asian="9pt" style:font-size-complex="9pt"/>
    </style:style>
    <style:style style:name="P249" style:parent-style-name="Standard" style:family="paragraph">
      <style:paragraph-properties fo:widows="2" fo:orphans="2"/>
      <style:text-properties style:font-name="Lucida grande" fo:color="#000000" fo:font-size="9pt" style:font-size-asian="9pt" style:font-size-complex="9pt"/>
    </style:style>
    <style:style style:name="P250" style:parent-style-name="Standard" style:family="paragraph">
      <style:paragraph-properties fo:widows="2" fo:orphans="2"/>
      <style:text-properties style:font-name="Lucida grande" fo:color="#000000" fo:font-size="9pt" style:font-size-asian="9pt" style:font-size-complex="9pt"/>
    </style:style>
    <style:style style:name="P251" style:parent-style-name="Standard" style:family="paragraph">
      <style:paragraph-properties fo:widows="2" fo:orphans="2"/>
      <style:text-properties style:font-name="Lucida grande" fo:color="#000000" fo:font-size="9pt" style:font-size-asian="9pt" style:font-size-complex="9pt"/>
    </style:style>
    <style:style style:name="P252" style:parent-style-name="Standard" style:family="paragraph">
      <style:paragraph-properties fo:widows="2" fo:orphans="2"/>
    </style:style>
    <style:style style:name="T253" style:parent-style-name="DefaultParagraphFont" style:family="text">
      <style:text-properties style:font-name="Lucida grande" fo:color="#000000" fo:font-size="9pt" style:font-size-asian="9pt" style:font-size-complex="9pt"/>
    </style:style>
  </office:automatic-styles>
  <office:body>
    <office:text text:use-soft-page-breaks="true">
      <text:p text:style-name="P1"><text:line-break/>In previous weeks' homework you wrote scripts to parse FASTA and FASTQ files.  The example files I gave were from the Human Microbiome Project (HMP).  There are 690 such samples of Illumina reads organized by body site here:</text:p>
      <text:p text:style-name="P2"> </text:p>
      <text:p text:style-name="P3">http://hmpdacc.org/HMASM/</text:p>
      <text:p text:style-name="P4"> </text:p>
      <text:p text:style-name="P5">In total, they represent 35 billion reads taking up 2.3TB in compressed form.  For this homework, use the data table at that URL, look at the 'Reads' column and choose two different samples:</text:p>
      <text:p text:style-name="P6"> </text:p>
      <text:p text:style-name="P7">Small sample - This should be 100MB or less.</text:p>
      <text:p text:style-name="P8">Large sample - This should be 2GB or more.</text:p>
      <text:p text:style-name="P9"> </text:p>
      <text:p text:style-name="P10">Use the table, copy the link URL for the reads you want to download and place both into a directory using the 'wget' utility like this:</text:p>
      <text:p text:style-name="P11"> </text:p>
      <text:p text:style-name="P12">    mkdir ~/hw04</text:p>
      <text:p text:style-name="P13">    cd ~/hw04/</text:p>
      <text:p text:style-name="P14">    wget --header="Host: downloads.hmpdacc.org" http://134.192.156.83/data/Illumina/anterior_nares/SRS015752.tar.bz2</text:p>
      <text:p text:style-name="P15">    wget --header="Host: downloads.hmpdacc.org" http://134.192.156.83/data/Illumina/supragingival_plaque/SRS016541.tar.bz2</text:p>
      <text:p text:style-name="P16"> </text:p>
      <text:p text:style-name="P17">Several of these samples are also staged already if you'd like to use them here:</text:p>
      <text:p text:style-name="P18"> </text:p>
      <text:p text:style-name="P19">    /diag/projects/hopkins_410.734/shared/human_microbiome_project/reads</text:p>
      <text:p text:style-name="P20"> </text:p>
      <text:p text:style-name="P21">Following our lecture, you are going to perform genomic assembly and gene prediction on both of these.  You should do all of your testing on the smaller sample until you can run through both processes without errors, then process the larger sample.  You should be submitting all assembly and prediction steps to the grid using SGE, and document the full commands you ultimately run that are successful.</text:p>
      <text:p text:style-name="P22">As I try to do with most of this class, I want to model these tasks much like real world experiences.  If I told you line-by-line examples in the lectures of how to run these you would only have to copy and paste the commands, which isn't much of a learning experience.</text:p>
      <text:p text:style-name="P23"><text:span text:style-name="T24">Instead, I'll describe the analysis you should perform and point you to existing documentation.  Go over it to determine the best way to process these.   You'll see that for things like assembly there is no one 'right' way to run it given even a specific input read set.  In practice we often run a few times with di</text:span><text:span text:style-name="T25">f</text:span><text:span text:style-name="T26">ferent parameters and evaluate the results.  Of course, you can still send questions to me or post in the forums.</text:span></text:p>
      <text:p text:style-name="P27"> </text:p>
      <text:p text:style-name="P28">Assembly</text:p>
      <text:p text:style-name="P29">========</text:p>
      <text:p text:style-name="P30">Use SOAPdenovo, which is the assembler that was chosen by the HMP.  I have installed it here:</text:p>
      <text:p text:style-name="P31">/diag/software/SOAPdenovo-1.05/SOAPdenovo31mer</text:p>
      <text:p text:style-name="P32">Aside from the official documentation, here are a few additional ones to consider when planning how you'll run and parameterize it:</text:p>
      <text:p text:style-name="P33">A quick analysis guide (stop after assembly!): http://www.ark-genomics.org/events-online-training/quick-and-dirty-analysis-human-microbiome-data</text:p>
      <text:p text:style-name="P34">The official HMP SOP: http://hmpdacc.org/doc/HMP_Assembly_SOP.pdf</text:p>
      <text:soft-page-break/>
      <text:p text:style-name="P35"> </text:p>
      <text:p text:style-name="P36">Some of the scripts that are mentioned in that SOP are available for download here:</text:p>
      <text:p text:style-name="P37"> </text:p>
      <text:p text:style-name="P38">    http://www.cbcb.umd.edu/software/metamos/fasta2apg.pl</text:p>
      <text:p text:style-name="P39">    http://www.cbcb.umd.edu/software/metamos/statistics.pl</text:p>
      <text:p text:style-name="P40">    http://www.cbcb.umd.edu/software/metamos/compute_mates.pl</text:p>
      <text:p text:style-name="P41"> </text:p>
      <text:p text:style-name="P42">And are already installed on DIAG here:</text:p>
      <text:p text:style-name="P43"> </text:p>
      <text:p text:style-name="P44">    /diag/software/metAMOS/Utilities/perl</text:p>
      <text:p text:style-name="P45"> </text:p>
      <text:p text:style-name="P46">Be sure to submit your assembly jobs to SGE using the high memory queue as illustrated in the lecture slides.</text:p>
      <text:p text:style-name="P47">Gene prediction</text:p>
      <text:p text:style-name="P48">===============</text:p>
      <text:p text:style-name="P49">MetaGeneMark is relatively quick and easy to run.  You can find it installed on DIAG here:</text:p>
      <text:p text:style-name="P50"> </text:p>
      <text:p text:style-name="P51">/diag/software/MetaGeneMark/</text:p>
      <text:p text:style-name="P52"> </text:p>
      <text:p text:style-name="P53">Before you run it, you must copy the license key into your own home area:</text:p>
      <text:p text:style-name="P54">$ cp /diag/software/MetaGeneMark/gm_key ~/.gm_key</text:p>
      <text:p text:style-name="P55"> </text:p>
      <text:p text:style-name="P56"> </text:p>
      <text:p text:style-name="P57"> </text:p>
      <text:p text:style-name="P58">Analysis</text:p>
      <text:p text:style-name="P59">========</text:p>
      <text:p text:style-name="P60"> </text:p>
      <text:p text:style-name="P61"><text:span text:style-name="T62">After you have processed both samples create and submit the following when you turn in your assig</text:span><text:span text:style-name="T63">n</text:span><text:span text:style-name="T64">ment in Blackboard:</text:span></text:p>
      <text:p text:style-name="P65"> </text:p>
      <text:p text:style-name="P66">1. A written description of both processes</text:p>
      <text:p text:style-name="P67">2. The representative list of commands which document the execution of both tasks.</text:p>
      <text:p text:style-name="P68">3. The location of your output files</text:p>
      <text:p text:style-name="P69"><text:span text:style-name="T70">4. Generate descriptive statistics for both the small and large assembled contigs and gene predictions of each size.  Compare these statistics.  What differences do you see between them and how does the star</text:span><text:span text:style-name="T71">t</text:span><text:span text:style-name="T72">ing read count of each contribute to these differences?</text:span></text:p>
      <text:p text:style-name="P73"> </text:p>
      <text:p text:style-name="P74"> </text:p>
      <text:p text:style-name="P75"><text:span text:style-name="T76">Be sure to start this assignment soon in case the grid is busy and your jobs go 'pending' for a while b</text:span><text:span text:style-name="T77">e</text:span><text:span text:style-name="T78">fore they start executing.  </text:span></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text:span text:style-name="T92">#Run commands.list shell script to assemble reads</text:span></text:p>
      <text:p text:style-name="P93"><text:span text:style-name="T94">#Produces *.scafSeq(contains assembled scaffolds in FASTA format); “N's” denote adjacent contigs</text:span></text:p>
      <text:p text:style-name="P95"><text:span text:style-name="T96">&gt;</text:span><text:span text:style-name="T97"><text:s/></text:span><text:span text:style-name="T98">qsub -P diag -wd /diag/projects/hopkins_410.734/home/shwang/4lesson/SRS015752 -o assembly.stdout -e assembly.stderr -b y /bin/bash commands.list</text:span></text:p>
      <text:p text:style-name="P99"/>
      <text:p text:style-name="P100"><text:span text:style-name="T101">commands.list</text:span></text:p>
      <text:p text:style-name="P102"># run SOAPdenovo to assemble into contigs</text:p>
      <text:p text:style-name="P103">/diag/software/SOAPdenovo-1.05/SOAPdenovo31mer pregraph -s config.txt -K 21 -d -D -o SRS015752.pregraph</text:p>
      <text:p text:style-name="P104">/diag/software/SOAPdenovo-1.05/SOAPdenovo31mer contig -g SRS015752.pregraph &gt; contig.out</text:p>
      <text:p text:style-name="P105"># find out the N50</text:p>
      <text:p text:style-name="P106">grep N50 contig.out</text:p>
      <text:p text:style-name="P107"># map and scaffold</text:p>
      <text:p text:style-name="P108">/diag/software/SOAPdenovo-1.05/SOAPdenovo31mer map<text:s/>-s config.txt -g SRS015752.pregraph</text:p>
      <text:p text:style-name="P109">/diag/software/SOAPdenovo-1.05/SOAPdenovo31mer scaff -g SRS015752.pregraph -L 300 &gt; scaff.out</text:p>
      <text:p text:style-name="P110"># find out the N50</text:p>
      <text:p text:style-name="P111">grep N50 scaff.out</text:p>
      <text:p text:style-name="P112"/>
      <text:p text:style-name="P113"><text:span text:style-name="T114">config.txt</text:span></text:p>
      <text:p text:style-name="P115">#maximal read length</text:p>
      <text:p text:style-name="P116">max_rd_len=100</text:p>
      <text:p text:style-name="P117">[LIB]</text:p>
      <text:p text:style-name="P118">avg_ins=280</text:p>
      <text:p text:style-name="P119">reverse_seq=0</text:p>
      <text:p text:style-name="P120">asm_flags=3</text:p>
      <text:p text:style-name="P121">rank=1</text:p>
      <text:p text:style-name="P122">#fastq file for read 1</text:p>
      <text:p text:style-name="P123">q1=SRS015752.denovo_duplicates_marked.trimmed.1.fastq</text:p>
      <text:p text:style-name="P124">#fastq file for read 2 always follows fastq file for read 1</text:p>
      <text:p text:style-name="P125">q2=SRS015752.denovo_duplicates_marked.trimmed.2.fastq</text:p>
      <text:p text:style-name="P126">[LIB]</text:p>
      <text:p text:style-name="P127">reverse_seq=0</text:p>
      <text:p text:style-name="P128">asm_flags=1</text:p>
      <text:p text:style-name="P129">rank=1</text:p>
      <text:p text:style-name="P130">q=SRS015752.denovo_duplicates_marked.trimmed.singleton.fastq</text:p>
      <text:p text:style-name="P131"/>
      <text:p text:style-name="P132">#Runs extract.list shell script<text:s/>to contig and scaffold extract information</text:p>
      <text:p text:style-name="P133"/>
      <text:p text:style-name="P134"><text:span text:style-name="T135">&gt;<text:s/></text:span><text:span text:style-name="T136">qsub -P diag -wd /diag/projects/hopkins_410.734/home/shwang/4lesson/SRS015752 -o fasta2apg.stdout.stats.txt -b y /bin/bash extract.list</text:span></text:p>
      <text:p text:style-name="P137">extract.list</text:p>
      <text:p text:style-name="P138">#fasta2apg.pl</text:p>
      <text:p text:style-name="P139">#Produces FASTA record of *.scaffolds.fa(scaffolds over 50 bp) and *.contigs.fa(contigs smaller than 50 bp)</text:p>
      <text:p text:style-name="P140">/diag/projects/hopkins_410.734/home/shwang/4lesson/SRS015752/fasta2apg.pl -i /diag/projects/hopkins_410.734/home/shwang/4lesson/SRS015752/SRS015752.pregraph.scafSeq -size 50 -o /diag/projects/hopkins_410.734/home/shwang/4lesson/SRS015752/ -name fasta2apg.stdout</text:p>
      <text:p text:style-name="P141"/>
      <text:p text:style-name="P142">#statistics.pl - Extract assembly statistics</text:p>
      <text:p text:style-name="P143"># Produces statistics of assembly:</text:p>
      <text:p text:style-name="P144">###total #/size of contigs,</text:p>
      <text:p text:style-name="P145">###minimum/maximum/average/median contig size</text:p>
      <text:p text:style-name="P146">###N50: size of contig where 50% of total assembly size is contained in contigs larger than c</text:p>
      <text:p text:style-name="P147">###Size/number @1Mbp: same as N50 but assume genome size is 2Mbp; smallest # of contigs add to 1Mbp</text:p>
      <text:p text:style-name="P148">###Size/number @2,4,10Mbp: same as above but more values</text:p>
      <text:p text:style-name="P149">perl /diag/projects/hopkins_410.734/home/shwang/4lesson/SRS015752/statistics.pl --hmp fasta2apg.stdout &gt; fasta2apg.stdout.stats.txt</text:p>
      <text:p text:style-name="P150"/>
      <text:p text:style-name="P151"><text:span text:style-name="T152">#Call mgm.list</text:span><text:span text:style-name="T153"><text:s/>shell script for gene annotation</text:span></text:p>
      <text:p text:style-name="P154"><text:span text:style-name="T155">&gt;<text:s/></text:span><text:span text:style-name="T156">qsub -P diag -wd /diag/projects/hopkins_410.734/home/shwang/4lesson/SRS015752/ -b y /bin/bash mgm.list</text:span></text:p>
      <text:p text:style-name="P157"><text:span text:style-name="T158">mgm.list</text:span></text:p>
      <text:p text:style-name="P159"><text:span text:style-name="T160">#scaff &gt;</text:span><text:span text:style-name="T161"><text:s/>hmm format</text:span></text:p>
      <text:p text:style-name="P162"><text:span text:style-name="T163">/diag/software/MetaGeneMark/gmhmmp -m /diag/software/MetaGeneMark/MetaGeneMark_v1.mod /diag/projects/hopkins_410.734/home/shwang/4lesson/SRS015752/SRS015752.\</text:span></text:p>
      <text:p text:style-name="P164"><text:span text:style-name="T165">pregraph.scafSeq</text:span></text:p>
      <text:p text:style-name="P166"/>
      <text:p text:style-name="P167"><text:span text:style-name="T168">#hmm &gt; gff format</text:span></text:p>
      <text:p text:style-name="P169"><text:span text:style-name="T170">/diag/software/MetaGeneMark/gmhmmp -a -d -f G<text:s/></text:span><text:span text:style-name="T171">-m /diag/software/MetaGeneMark/MetaGeneMark_v1.mod -o sequence.gff /diag/projects/hopkins_410.734/home/shwang/4\</text:span></text:p>
      <text:p text:style-name="P172"><text:span text:style-name="T173">lesson/SRS015752/SRS015752.pregraph.scafSeq</text:span></text:p>
      <text:p text:style-name="P174"/>
      <text:p text:style-name="P175"><text:span text:style-name="T176">#gff &gt; nt</text:span></text:p>
      <text:p text:style-name="P177"><text:span text:style-name="T178">#perl -l /diag/software/perl-lib/ /diag/software/MetaGeneMark/nt_from_gff.pl sequence</text:span><text:span text:style-name="T179">.gff &gt; nucleotides.fasta</text:span></text:p>
      <text:p text:style-name="P180"><text:span text:style-name="T181">perl /diag/software/MetaGeneMark/nt_from_gff.pl &lt; sequence.gff &gt; nucleotides.fasta</text:span></text:p>
      <text:p text:style-name="P182"/>
      <text:p text:style-name="P183"><text:span text:style-name="T184">#gff &gt; aa</text:span></text:p>
      <text:p text:style-name="P185"><text:span text:style-name="T186">#perl /diag/software/MegaGeneMark/aa_from_gff.pl &lt; sequence.gff &gt; proteins.fasta</text:span></text:p>
      <text:p text:style-name="P187"><text:span text:style-name="T188">perl /diag/projects/hopkins_410.734/home/shwang/4les</text:span><text:span text:style-name="T189">son/SRS015752/aa_from_gff.pl &lt; sequence.gff &gt; proteins.fasta</text:span></text:p>
      <text:p text:style-name="P190"/>
      <text:p text:style-name="P191">#Produce information off nucleotide/protein FASTA files</text:p>
      <text:p text:style-name="P192">#Ran utility script from week 3 to extract information</text:p>
      <text:p text:style-name="P193"><text:span text:style-name="T194">[shwang@fnode1<text:s/></text:span><text:span text:style-name="T195">SRS015752</text:span><text:span text:style-name="T196">]$<text:s/></text:span><text:span text:style-name="T197">perl utility_script_updated.pl</text:span></text:p>
      <text:p text:style-name="P198">Enter in 'n' for nucleotides.fasta, or 'p' for proteins.fasta:</text:p>
      <text:p text:style-name="P199">n</text:p>
      <text:p text:style-name="P200">Total FASTA sequences found: 60025</text:p>
      <text:p text:style-name="P201">Total residues found : 12468321</text:p>
      <text:p text:style-name="P202"><text:span text:style-name="T203">[shwang@fnode1<text:s/></text:span><text:span text:style-name="T204">SRS015752</text:span><text:span text:style-name="T205">]$<text:s/></text:span><text:span text:style-name="T206">perl utility_script_updated.pl</text:span></text:p>
      <text:p text:style-name="P207">Enter in 'n' for nucleotides.fasta, or 'p' for proteins.fasta:</text:p>
      <text:p text:style-name="P208">p</text:p>
      <text:p text:style-name="P209">Total FASTA sequences found: 60025</text:p>
      <text:p text:style-name="P210">Total residues found : 4144256</text:p>
      <text:p text:style-name="P211"/>
      <text:p text:style-name="P212"><text:span text:style-name="T213">[shwang@fnode1<text:s/></text:span><text:span text:style-name="T214">SRS014473</text:span><text:span text:style-name="T215">]$</text:span><text:span text:style-name="T216"><text:s/></text:span><text:span text:style-name="T217">perl utility_script_updated.pl</text:span></text:p>
      <text:p text:style-name="P218">Enter in 'n' for nucleotides.fasta, or 'p' for proteins.fasta:</text:p>
      <text:p text:style-name="P219">n</text:p>
      <text:p text:style-name="P220">Total FASTA sequences found: 364361</text:p>
      <text:p text:style-name="P221">Total residues found : 62984574</text:p>
      <text:p text:style-name="P222"><text:span text:style-name="T223">[shwang@fnode1<text:s/></text:span><text:span text:style-name="T224">SRS014473</text:span><text:span text:style-name="T225">]$<text:s/></text:span><text:span text:style-name="T226">perl utility_script_updated.pl</text:span></text:p>
      <text:p text:style-name="P227">Enter in 'n' for nucleotides.fasta, or 'p' for proteins.fasta:</text:p>
      <text:p text:style-name="P228">p</text:p>
      <text:p text:style-name="P229">Total FASTA sequences found: 364361</text:p>
      <text:p text:style-name="P230">Total residues found : 20934922</text:p>
      <text:p text:style-name="P231"/>
      <text:p text:style-name="P232">#Stats can also be found under “Number”, “Total Size” of statistics.pl output</text:p>
      <text:p text:style-name="P233"><text:span text:style-name="T234">&gt;<text:s/></text:span><text:span text:style-name="T235">sh perl.sh</text:span></text:p>
      <text:p text:style-name="P236">perl.sh</text:p>
      <text:p text:style-name="P237">#Nucleotide</text:p>
      <text:p text:style-name="P238">perl -I /diag/software/perl-lib<text:s/>/diag/software/metAMOS/Utilities/perl/statistics.pl /diag/projects/hopkins_410.734/home/shwang/4lesson/SRS015752/nucleotides.fasta &gt; nucleotides.fasta.stats.txt</text:p>
      <text:p text:style-name="P239">#Protein</text:p>
      <text:p text:style-name="P240">perl -I /diag/software/perl-lib /diag/software/metAMOS/Utilities/perl/statistics.pl /diag/projects/hopkins_410.734/home/shwang/4lesson/SRS015752/proteins.fasta &gt; proteins.fasta.stats.txt</text:p>
      <text:p text:style-name="P241"/>
      <text:p text:style-name="P242"/>
      <text:p text:style-name="P243"><text:span text:style-name="T244">3.<text:s/></text:span><text:span text:style-name="T245">Location of output files</text:span><text:span text:style-name="T246">:</text:span></text:p>
      <text:p text:style-name="P247">SRS015752: /diag/projects/hopkins_410.734/home/shwang/4lesson/SRS015752</text:p>
      <text:p text:style-name="P248">SRS014473: /diag/projects/hopkins_410.734/home/shwang/4lesson/SRS014473</text:p>
      <text:p text:style-name="P249"/>
      <text:p text:style-name="P250">4. Total number and size of contigs and scaffolds were greater for SRS014473 (larger dataset) as expected. The average contig and scaffold size for SRS014473 is shorter than the contigs/scaffolds assembled from the smaller dataset (SRS015752). As discussed in week 4, longer reads and fragment lengths are susceptible to the error of assembling the wrong contigs, however, the advantage of longer scaffolds is better gene annotation. We observed a greater number of annotated sequences from<text:s/>the larger dataset as expected (~6x more nucleotide sequences generated; ~5x more protein sequence generated)</text:p>
      <text:p text:style-name="P251"/>
      <text:p text:style-name="P252"><text:span text:style-name="T253">Scaffold/contig statistics can be seen attached in the spreadsheet fi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Lucida grande" svg:font-family="Lucida grande" style:font-family-generic="system"/>
    <style:font-face style:name="arial, sans-serif" svg:font-family="arial,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teve </meta:initial-creator>
    <dc:creator>shwang26</dc:creator>
    <meta:creation-date>2012-10-03T23:24:00Z</meta:creation-date>
    <dc:date>2013-05-17T15:31:00Z</dc:date>
    <meta:template xlink:href="Normal.dotm" xlink:type="simple"/>
    <meta:editing-cycles>103</meta:editing-cycles>
    <meta:editing-duration>PT288180S</meta:editing-duration>
    <meta:document-statistic meta:page-count="4" meta:paragraph-count="19" meta:word-count="1456" meta:character-count="9742" meta:row-count="69" meta:non-whitespace-character-count="8305"/>
  </office:meta>
</office:document-meta>
</file>